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0000000F013D63E61E3BDED3E.png" manifest:media-type="image/png"/>
  <manifest:file-entry manifest:full-path="Basic/Standard/SelecDados.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Dialogs/Standard/dialog-lb.xml" manifest:media-type="text/xml"/>
  <manifest:file-entry manifest:full-path="Dialogs/Standard/Dados_Pericia.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SelecDados.Main?language=Basic&amp;location=document" xlink:type="simple"/>
    </office:event-listeners>
  </office:scripts>
  <office:font-face-decls>
    <style:font-face style:name="StarSymbol" svg:font-family="StarSymbol" style:font-charset="x-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Erie" svg:font-family="Erie" style:font-adornments="Regular" style:font-family-generic="swiss" style:font-pitch="variable"/>
    <style:font-face style:name="Times New Roman1" svg:font-family="'Times New Roman'" style:font-adornments="Regular"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style:font-name="Trebuchet MS" fo:font-size="6pt" fo:font-weight="bold" officeooo:paragraph-rsid="00ec406e" style:font-size-asian="6pt" style:font-weight-asian="bold" style:font-size-complex="6pt" style:font-weight-complex="bold"/>
    </style:style>
    <style:style style:name="P2" style:family="paragraph" style:parent-style-name="Header">
      <style:paragraph-properties fo:text-align="center" style:justify-single-word="false"/>
      <style:text-properties style:font-name="Trebuchet MS" fo:font-size="8pt" fo:font-weight="bold" officeooo:paragraph-rsid="00ec406e" style:font-size-asian="8pt" style:font-weight-asian="bold" style:font-size-complex="8pt" style:font-weight-complex="bold"/>
    </style:style>
    <style:style style:name="P3" style:family="paragraph" style:parent-style-name="Header">
      <style:paragraph-properties fo:text-align="center" style:justify-single-word="false"/>
      <style:text-properties style:font-name="Arial" fo:font-size="8pt" fo:font-weight="normal" officeooo:paragraph-rsid="00ec406e" style:font-size-asian="8pt" style:font-weight-asian="normal" style:font-size-complex="8pt" style:font-weight-complex="normal"/>
    </style:style>
    <style:style style:name="P4" style:family="paragraph" style:parent-style-name="Header">
      <style:paragraph-properties fo:text-align="center" style:justify-single-word="false"/>
      <style:text-properties style:font-name="Arial" fo:font-size="8pt" fo:font-weight="normal" officeooo:rsid="00369246" officeooo:paragraph-rsid="00ec406e" style:font-size-asian="8pt" style:font-weight-asian="normal" style:font-size-complex="8pt" style:font-weight-complex="normal"/>
    </style:style>
    <style:style style:name="P5"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9pt" fo:font-style="normal" fo:font-weight="normal" officeooo:paragraph-rsid="00ec406e" style:font-size-asian="9pt" style:font-style-asian="normal" style:font-weight-asian="normal" style:font-size-complex="9pt" style:font-style-complex="normal" style:font-weight-complex="normal"/>
    </style:style>
    <style:style style:name="P7" style:family="paragraph" style:parent-style-name="Standard">
      <style:paragraph-properties fo:text-align="center" style:justify-single-word="false"/>
      <style:text-properties style:font-name="Times New Roman" fo:font-size="12pt" fo:font-style="normal" style:letter-kerning="true" style:font-size-asian="12pt" style:font-style-asian="normal" style:font-style-complex="normal"/>
    </style:style>
    <style:style style:name="P8" style:family="paragraph" style:parent-style-name="Standard">
      <style:paragraph-properties fo:text-align="center" style:justify-single-word="false"/>
      <style:text-properties style:font-name="Times New Roman" fo:font-size="12pt" officeooo:paragraph-rsid="00133b6b" style:letter-kerning="true" style:font-size-asian="12pt"/>
    </style:style>
    <style:style style:name="P9" style:family="paragraph" style:parent-style-name="Standard">
      <style:paragraph-properties fo:margin-top="0cm" fo:margin-bottom="1cm" loext:contextual-spacing="false" fo:text-align="end" style:justify-single-word="false"/>
      <style:text-properties style:font-name="Times New Roman" fo:font-style="normal" style:letter-kerning="true" style:font-style-asian="normal" style:font-style-complex="normal"/>
    </style:style>
    <style:style style:name="P10" style:family="paragraph" style:parent-style-name="Standard">
      <style:paragraph-properties fo:margin-top="0cm" fo:margin-bottom="1cm" loext:contextual-spacing="false" fo:line-height="100%"/>
      <style:text-properties style:font-name="Times New Roman" fo:font-style="normal" fo:font-weight="normal" style:letter-kerning="true" style:font-style-asian="normal" style:font-weight-asian="normal" style:font-style-complex="normal" style:font-weight-complex="normal"/>
    </style:style>
    <style:style style:name="P11" style:family="paragraph" style:parent-style-name="Standard">
      <style:paragraph-properties fo:margin-top="0cm" fo:margin-bottom="1cm" loext:contextual-spacing="false" fo:line-height="100%" fo:text-align="center" style:justify-single-word="false"/>
      <style:text-properties style:font-name="Times New Roman" fo:font-style="normal" fo:font-weight="normal" style:letter-kerning="true" style:font-style-asian="normal" style:font-weight-asian="normal" style:font-style-complex="normal" style:font-weight-complex="normal"/>
    </style:style>
    <style:style style:name="P12" style:family="paragraph" style:parent-style-name="Standard">
      <style:paragraph-properties fo:margin-top="0cm" fo:margin-bottom="0.139cm" loext:contextual-spacing="false" fo:line-height="100%"/>
      <style:text-properties style:font-name="Times New Roman" fo:font-style="normal" fo:font-weight="normal" style:letter-kerning="true" style:font-style-asian="normal" style:font-weight-asian="normal" style:font-style-complex="normal" style:font-weight-complex="normal"/>
    </style:style>
    <style:style style:name="P13" style:family="paragraph" style:parent-style-name="Standard">
      <style:paragraph-properties fo:margin-top="0cm" fo:margin-bottom="0.139cm" loext:contextual-spacing="false" fo:line-height="100%"/>
      <style:text-properties style:font-name="Times New Roman" fo:font-style="normal" fo:font-weight="normal" officeooo:rsid="00133b6b" officeooo:paragraph-rsid="00133b6b" style:letter-kerning="true" style:font-style-asian="normal" style:font-weight-asian="normal" style:font-style-complex="normal" style:font-weight-complex="normal"/>
    </style:style>
    <style:style style:name="P14" style:family="paragraph" style:parent-style-name="Standard">
      <style:paragraph-properties fo:margin-left="0cm" fo:margin-right="0cm" fo:margin-top="0.101cm" fo:margin-bottom="0.101cm" loext:contextual-spacing="false" fo:text-align="justify" style:justify-single-word="false" fo:text-indent="1.27cm" style:auto-text-indent="false" style:shadow="none">
        <style:tab-stops>
          <style:tab-stop style:position="1.251cm"/>
        </style:tab-stops>
      </style:paragraph-properties>
      <style:text-properties style:font-name="Times New Roman" fo:font-style="normal" style:letter-kerning="true" style:font-style-asian="normal" style:font-style-complex="normal"/>
    </style:style>
    <style:style style:name="P15" style:family="paragraph" style:parent-style-name="Standard">
      <style:paragraph-properties fo:margin-left="0cm" fo:margin-right="0cm" fo:margin-top="3cm" fo:margin-bottom="1cm" loext:contextual-spacing="false" fo:text-align="center" style:justify-single-word="false" fo:text-indent="0cm" style:auto-text-indent="false"/>
      <style:text-properties style:font-name="Times New Roman" style:letter-kerning="true"/>
    </style:style>
    <style:style style:name="P16" style:family="paragraph" style:parent-style-name="Standard" style:master-page-name="">
      <loext:graphic-properties draw:fill-image-width="0cm" draw:fill-image-height="0cm"/>
      <style:paragraph-properties fo:margin-left="0cm" fo:margin-right="0cm" fo:margin-top="0.101cm" fo:margin-bottom="0.101cm" loext:contextual-spacing="false" fo:line-height="0.499cm" fo:text-align="start" style:justify-single-word="false" fo:text-indent="0cm" style:auto-text-indent="false" style:page-number="auto" fo:padding-left="1cm" fo:padding-right="0.7cm" fo:padding-top="0.7cm" fo:padding-bottom="0.7cm" fo:border="0.99pt solid #000000" style:shadow="none">
        <style:tab-stops>
          <style:tab-stop style:position="1.251cm"/>
        </style:tab-stops>
      </style:paragraph-properties>
    </style:style>
    <style:style style:name="P17" style:family="paragraph" style:parent-style-name="Standard">
      <loext:graphic-properties draw:fill-image-width="0cm" draw:fill-image-height="0cm"/>
      <style:paragraph-properties fo:margin-left="0cm" fo:margin-right="0cm" fo:margin-top="0.101cm" fo:margin-bottom="0.101cm" loext:contextual-spacing="false" fo:line-height="0.499cm" fo:text-align="start" style:justify-single-word="false" fo:text-indent="0cm" style:auto-text-indent="false" fo:padding-left="1cm" fo:padding-right="0.7cm" fo:padding-top="0.7cm" fo:padding-bottom="0.7cm" fo:border="0.99pt solid #000000" style:shadow="none">
        <style:tab-stops>
          <style:tab-stop style:position="1.251cm"/>
        </style:tab-stops>
      </style:paragraph-properties>
      <style:text-properties style:font-name="Times New Roman1" fo:font-size="12pt" fo:font-style="normal" fo:font-weight="normal" officeooo:rsid="00c771ca" officeooo:paragraph-rsid="00c771ca" style:font-size-asian="12pt" style:font-style-asian="normal" style:font-weight-asian="normal" style:font-weight-complex="normal"/>
    </style:style>
    <style:style style:name="P18" style:family="paragraph" style:parent-style-name="Standard">
      <style:paragraph-properties fo:margin-top="2cm" fo:margin-bottom="0cm" loext:contextual-spacing="false" fo:text-align="center" style:justify-single-word="false"/>
      <style:text-properties fo:text-transform="uppercase" style:font-name="Times New Roman" fo:font-size="12pt" fo:font-weight="bold" officeooo:paragraph-rsid="00133b6b" style:letter-kerning="true" style:font-size-asian="12pt" style:font-weight-asian="bold" style:font-weight-complex="bold"/>
    </style:style>
    <style:style style:name="P19" style:family="paragraph" style:parent-style-name="Standard">
      <style:paragraph-properties fo:margin-top="0cm" fo:margin-bottom="0cm" loext:contextual-spacing="false" fo:text-align="start" style:justify-single-word="false">
        <style:tab-stops/>
      </style:paragraph-properties>
      <style:text-properties style:font-name="Times New Roman" fo:font-style="normal" fo:font-weight="bold" officeooo:paragraph-rsid="00259489" style:letter-kerning="true" style:font-style-asian="normal" style:font-weight-asian="bold" style:font-style-complex="normal" style:font-weight-complex="bold"/>
    </style:style>
    <style:style style:name="P20" style:family="paragraph" style:parent-style-name="Standard" style:list-style-name="L1">
      <style:paragraph-properties fo:margin-left="1.27cm" fo:margin-right="0cm" fo:margin-top="0cm" fo:margin-bottom="1.139cm" loext:contextual-spacing="false" fo:text-align="start" style:justify-single-word="false" fo:text-indent="1.27cm" style:auto-text-indent="false" style:shadow="none">
        <style:tab-stops>
          <style:tab-stop style:position="1.251cm"/>
        </style:tab-stops>
      </style:paragraph-properties>
      <style:text-properties style:font-name="Times New Roman" fo:font-style="normal" style:letter-kerning="true" style:font-style-asian="normal" style:font-style-complex="normal"/>
    </style:style>
    <style:style style:name="P2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e29c34" style:font-weight-asian="bold" style:font-weight-complex="bold"/>
    </style:style>
    <style:style style:name="T3" style:family="text">
      <style:text-properties style:font-name="Times New Roman1" fo:font-size="12pt" fo:font-style="normal" fo:font-weight="bold" style:font-size-asian="12pt" style:font-style-asian="normal" style:font-weight-asian="bold"/>
    </style:style>
    <style:style style:name="T4" style:family="text">
      <style:text-properties style:font-name="Times New Roman1" fo:font-size="12pt" fo:font-style="normal" fo:font-weight="bold" style:letter-kerning="true" style:font-size-asian="12pt" style:font-style-asian="normal" style:font-weight-asian="bold" style:font-style-complex="normal"/>
    </style:style>
    <style:style style:name="T5" style:family="text">
      <style:text-properties style:font-name="Times New Roman1" fo:font-size="12pt" fo:font-style="normal" fo:font-weight="normal" style:font-size-asian="12pt" style:font-style-asian="normal" style:font-weight-asian="normal" style:font-weight-complex="normal"/>
    </style:style>
    <style:style style:name="T6" style:family="text">
      <style:text-properties style:font-name="Times New Roman1" fo:font-style="normal" style:font-style-asian="normal"/>
    </style:style>
    <style:style style:name="T7" style:family="text">
      <style:text-properties style:font-name="Times New Roman1" fo:font-style="normal" style:letter-kerning="true" style:font-style-asian="normal" style:font-style-complex="normal"/>
    </style:style>
    <style:style style:name="T8" style:family="text">
      <style:text-properties officeooo:rsid="00e29c34"/>
    </style:style>
    <style:style style:name="fr1" style:family="graphic" style:parent-style-name="Graphics">
      <style:graphic-properties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45cm"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dash" draw:stroke-dash="Ultrafine_20_Dashed" draw:textarea-horizontal-align="center" draw:textarea-vertical-align="middle" style:run-through="foreground" style:wrap="run-through" style:number-wrapped-paragraphs="no-limit" style:vertical-pos="middle" style:vertical-rel="page" style:horizontal-pos="from-left" style:horizontal-rel="page" draw:wrap-influence-on-position="once-concurrent" style:flow-with-text="false"/>
    </style:style>
    <number:date-style style:name="N76" number:automatic-order="true">
      <number:day/>
      <number:text> de </number:text>
      <number:month number:style="long" number:textual="true"/>
      <number:text> de </number:text>
      <number:year number:style="long"/>
    </number:date-style>
  </office:automatic-styles>
  <office:body>
    <office:text>
      <office:forms form:automatic-focus="false" form:apply-design-mode="false"/>
      <text:variable-decls>
        <text:variable-decl office:value-type="float" text:name="Agência"/>
        <text:variable-decl office:value-type="float" text:name="Req"/>
        <text:variable-decl office:value-type="float" text:name="NIT"/>
        <text:variable-decl office:value-type="string" text:name="NomeHospita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EnderecoEmissor"/>
        <text:user-field-decl office:value-type="string" office:string-value="" text:name="Endereco"/>
        <text:user-field-decl office:value-type="string" office:string-value="" text:name="Data"/>
        <text:user-field-decl office:value-type="string" office:string-value="" text:name="Hora"/>
        <text:user-field-decl office:value-type="string" office:string-value="" text:name="Bairro"/>
        <text:user-field-decl office:value-type="string" office:string-value="" text:name="Periciando"/>
        <text:user-field-decl office:value-type="string" office:string-value="" text:name="Inscricao"/>
        <text:user-field-decl office:value-type="string" office:string-value="" text:name="Processo"/>
        <text:user-field-decl office:value-type="string" office:string-value="" text:name="LocalTrabalho"/>
      </text:user-field-decls>
      <draw:line text:anchor-type="page" text:anchor-page-number="1" draw:z-index="0" draw:style-name="gr1" draw:text-style-name="P21" svg:x1="0cm" svg:y1="14.85cm" svg:x2="0.701cm" svg:y2="14.85cm">
        <text:p/>
      </draw:line>
      <text:p text:style-name="P19"><text:user-field-get text:name="LocalTrabalho"/></text:p>
      <text:p text:style-name="P9">Belo Horizonte/MG, <text:date style:data-style-name="N76" text:date-value="2016-07-19T08:48:32.244000239">19 de julho de 2016</text:date>.</text:p>
      <text:p text:style-name="P12">A Sua Senhoria o(a) Senhor(a)</text:p>
      <text:p text:style-name="P13"><text:user-field-get text:name="Periciando"/></text:p>
      <text:p text:style-name="P12">NIT: <text:user-field-get text:name="Inscricao"/></text:p>
      <text:p text:style-name="P10"><text:span text:style-name="T8">Assunto:</text:span><text:span text:style-name="T2"> </text:span><text:span text:style-name="T1">Marcação de </text:span><text:span text:style-name="T1"><text:drop-down text:name=""><text:label text:value="Exame Médico Ortopédico"/><text:label text:value="Exame Médico Psiquiátrico"/><text:label text:current-selected="true" text:value="Perícia Médica"/><text:label text:value="Perícia Médica de Benefício Judicial"/><text:label text:value="Perícia Médica em Trânsito"/><text:label text:value="Perícia Médica para Isenção de IR"/><text:label text:value="Perícia Médica para Majoração de 25% da Renda"/><text:label text:value="Perícia Médica para Pensão por Morte de Filho(a) Maior Inválido(a)"/><text:label text:value="Perícia Médica Recursal"/>Perícia Médica</text:drop-down></text:span></text:p>
      <text:p text:style-name="P11">Ref: <text:user-field-get text:name="Processo"/></text:p>
      <text:list xml:id="list1247063188415129003" text:style-name="L1">
        <text:list-header>
          <text:p text:style-name="P20">Prezado(a) Senhor(a),</text:p>
        </text:list-header>
      </text:list>
      <text:p text:style-name="P14">Informamos que foi marcado um exame médico pericial na data, hora e local descritos abaixo.</text:p>
      <text:p text:style-name="P16"><text:span text:style-name="T4">Data:</text:span><text:span text:style-name="T7"> </text:span><text:span text:style-name="T7"><text:user-field-get text:name="Data"/></text:span><text:span text:style-name="T7"><text:line-break/></text:span><text:span text:style-name="T3">Hora:</text:span><text:span text:style-name="T6"> </text:span><text:span text:style-name="T6"><text:user-field-get text:name="Hora"/></text:span><text:span text:style-name="T6"><text:line-break/></text:span><text:span text:style-name="T3">Endereço:<text:line-break/></text:span><text:span text:style-name="T5"><text:user-field-get text:name="Endereco"/></text:span></text:p>
      <text:p text:style-name="P17"><text:user-field-get text:name="Bairro"/></text:p>
      <text:p text:style-name="P15">Atenciosamente,</text:p>
      <text:p text:style-name="P18"><text:author-name text:fixed="false">Douglas Rodrigues de Almeida</text:author-name></text:p>
      <text:p text:style-name="P8">Técnico do Seguro Social</text:p>
      <text:p text:style-name="P7">Matrícula: <text:sender-position text:fixed="false">1536731</text:sender-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Erie" svg:font-family="Erie" style:font-adornments="Regular" style:font-family-generic="swiss" style:font-pitch="variable"/>
    <style:font-face style:name="Times New Roman1" svg:font-family="'Times New Roman'" style:font-adornments="Regular"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Dashed_20__28_var_29__20_1" draw:display-name="Dashed (var) 1" draw:style="rect" draw:dots1="1" draw:dots1-length="0.058cm" draw:dots2="1" draw:dots2-length="0.058cm" draw:distance="0.058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Erie" fo:font-family="Erie" style:font-style-name="Regular" style:font-family-generic="swiss" style:font-pitch="variabl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rebuchet MS" fo:font-size="6pt" fo:font-weight="bold" officeooo:paragraph-rsid="00ec406e" style:font-size-asian="6pt" style:font-weight-asian="bold" style:font-size-complex="6pt" style:font-weight-complex="bold"/>
    </style:style>
    <style:style style:name="MP2" style:family="paragraph" style:parent-style-name="Header">
      <style:paragraph-properties fo:text-align="center" style:justify-single-word="false"/>
      <style:text-properties style:font-name="Trebuchet MS" fo:font-size="8pt" fo:font-weight="bold" officeooo:paragraph-rsid="00ec406e" style:font-size-asian="8pt" style:font-weight-asian="bold" style:font-size-complex="8pt" style:font-weight-complex="bold"/>
    </style:style>
    <style:style style:name="MP3" style:family="paragraph" style:parent-style-name="Header">
      <style:paragraph-properties fo:text-align="center" style:justify-single-word="false"/>
      <style:text-properties style:font-name="Arial" fo:font-size="8pt" fo:font-weight="normal" officeooo:paragraph-rsid="00ec406e" style:font-size-asian="8pt" style:font-weight-asian="normal" style:font-size-complex="8pt" style:font-weight-complex="normal"/>
    </style:style>
    <style:style style:name="MP4" style:family="paragraph" style:parent-style-name="Header">
      <style:paragraph-properties fo:text-align="center" style:justify-single-word="false"/>
      <style:text-properties style:font-name="Arial" fo:font-size="8pt" fo:font-weight="normal" officeooo:rsid="00369246" officeooo:paragraph-rsid="00ec406e" style:font-size-asian="8pt" style:font-weight-asian="normal" style:font-size-complex="8pt" style:font-weight-complex="normal"/>
    </style:style>
    <style:style style:name="MP5"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11pt" fo:font-style="italic" fo:font-weight="bold" style:font-size-asian="11pt" style:font-style-asian="italic" style:font-weight-asian="bold" style:font-size-complex="11pt" style:font-style-complex="italic" style:font-weight-complex="bold"/>
    </style:style>
    <style:style style:name="MP6"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9pt" fo:font-style="normal" fo:font-weight="normal" officeooo:paragraph-rsid="00ec406e" style:font-size-asian="9pt" style:font-style-asian="normal" style:font-weight-asian="normal" style:font-size-complex="9pt" style:font-style-complex="normal" style:font-weight-complex="normal"/>
    </style:style>
    <style:style style:name="Mfr1" style:family="graphic" style:parent-style-name="Graphics">
      <style:graphic-properties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svg:height="1.769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igura1" text:anchor-type="paragraph" svg:y="0.6cm" svg:width="2.032cm" svg:height="2.032cm" draw:z-index="1"><draw:image xlink:href="Pictures/10000000000000F0000000F013D63E61E3BDED3E.png" xlink:type="simple" xlink:show="embed" xlink:actuate="onLoad"/></draw:frame><text:tab/></text:p>
        <text:p text:style-name="MP2"><draw:frame draw:style-name="Mfr1" draw:name="figuras2" text:anchor-type="paragraph" svg:y="0.6cm" svg:width="2.032cm" svg:height="2.032cm" draw:z-index="2"><draw:image xlink:href="Pictures/10000000000000F0000000F013D63E61E3BDED3E.png" xlink:type="simple" xlink:show="embed" xlink:actuate="onLoad"/></draw:frame></text:p>
        <text:p text:style-name="MP3"><draw:frame draw:style-name="Mfr1" draw:name="Figura2" text:anchor-type="paragraph" svg:y="0.6cm" svg:width="2.032cm" svg:height="2.032cm" draw:z-index="3"><draw:image xlink:href="Pictures/10000000000000F0000000F013D63E61E3BDED3E.png" xlink:type="simple" xlink:show="embed" xlink:actuate="onLoad"/></draw:frame></text:p>
        <text:p text:style-name="MP4">INSTITUTO NACIONAL DO SEGURO SOCIAL</text:p>
      </style:header>
      <style:footer>
        <text:user-field-decls>
          <text:user-field-decl office:value-type="string" office:string-value="" text:name="EnderecoEmissor"/>
        </text:user-field-decls>
        <text:p text:style-name="MP5">Proteção para o trabalhador e sua família</text:p>
        <text:p text:style-name="MP6"><text:user-field-get text:name="EnderecoEmisso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0.3$Windows_X86_64 LibreOffice_project/5e3e00a007d9b3b6efb6797a8b8e57b51ab1f737</meta:generator>
    <meta:creation-date>2013-11-13T08:18:22.980000000</meta:creation-date>
    <dc:language>pt-BR</dc:language>
    <meta:editing-cycles>308</meta:editing-cycles>
    <meta:editing-duration>PT13H4M19S</meta:editing-duration>
    <dc:title>Carta de Marcação de Perícia</dc:title>
    <dc:description>Integrante do Modelos de Documentos 2017.</dc:description>
    <dc:date>2016-07-19T08:48:32.072000000</dc:date>
    <dc:creator>Douglas Rodrigues de Almeida</dc:creator>
    <meta:document-statistic meta:table-count="0" meta:image-count="3" meta:object-count="0" meta:page-count="1" meta:paragraph-count="19" meta:word-count="92" meta:character-count="579" meta:non-whitespace-character-count="501"/>
    <meta:user-defined meta:name="Versão">4.0</meta:user-defined>
  </office:meta>
</office:document-meta>
</file>

<file path=Basic/Standard/SelecDados.xml><?xml version="1.0" encoding="utf-8"?>
<!DOCTYPE module  PUBLIC '-//OpenOffice.org//DTD OfficeDocument 1.0//EN'  'module.dtd'>
<script:module xmlns:script="http://openoffice.org/2000/script" script:name="SelecDados" script:language="StarBasic">REM  *****  BASIC  *****	

Dim Dlg As Object
Type DadosPericia
	APSEmitente as String
	APSEndereco as String
	Periciando as String
	NIT as String
	Processo as String
	Data as Date
	Hora as String
	LocalPericia as String
	Endereco as String
	Bairro as String
end type

Sub InicializarArrays(ByVal APSNome() as String, ByVal APSRua() as String, ByVal APSBairro() as String, ByVal APSCEP() as String)
	Dim i as Integer
	APSNome(0) = "APS BH Barreiro"
    APSNome(1) = "APS BH Calafate"
    APSNome(2) = "APS BH Floresta"
    APSNome(3) = "APS BH Oeste"
    APSNome(4) = "APS BH Padre Eustáquio"
    APSNome(5) = "APS BH Santa Efigênia"
    APSNome(6) = "APS BH Sul"
    APSNome(7) = "APS BH Venda Nova"
    APSNome(8) = "APSAI BH"
    APSNome(9) = "APSADJ BH"
    APSRua(0) = "Av. Tito Fulgêncio, 104"
    APSRua(1) = "R. Padre Eustáquio, 1831, Térreo"
    APSRua(2) = "R. Pitangui, 2052"
    APSRua(3) = "R. Espírito Santo, 54"
    APSRua(4) = "R. Padre Eustáquio, 1831, 2º andar"
    APSRua(5) = "R. Tupinambás, 361"
    APSRua(6) = "R. Guaicurus, 312, 2º andar"
    APSRua(7) = "R. Padre Pedro Pinto, 422, lj 1"
    APSRua(8) = "Av. Amazonas, 266, 9º andar"
    APSRua(9) = "Av. Amazonas, 266, 9º andar"
    APSBairro(0) = "B. Jardim Industrial"
    APSBairro(1) = "B. Padre Eustáquio"
    APSBairro(2) = "B. Sagrada Família"
    APSBairro(3) = "B. Centro"
    APSBairro(4) = "B. Padre Eustáquio"
    APSBairro(5) = "B. Centro"
    APSBairro(6) = "B. Centro"
    APSBairro(7) = "B. São Pedro"
    APSBairro(8) = "B. Centro"
    APSBairro(9) = "B. Centro"
    APSCEP(0) = "32.215-000"
    APSCEP(1) = "30.720-100"
    APSCEP(2) = "31.110-723"
    APSCEP(3) = "30.160-030"
    APSCEP(4) = "30.720-100"
    APSCEP(5) = "30.120-070"
    APSCEP(6) = "30.111-060"
    APSCEP(7) = "31.610-000"
    APSCEP(8) = "30.180-001"
    APSCEP(9) = "30.180-001" 
End Sub

Sub AlterarDocumento(Dados as DadosPericia)
	Dim LocalTrabalho as String
	Dim EnderecoEmitente as String
	
    oTextfields = thiscomponent.Textfields
    oTextfieldsEnumeration = oTextfields.createEnumeration
    While oTextfieldsEnumeration.hasmoreelements
       oTextfield = oTextfieldsEnumeration.nextelement
       if oTextfield.supportsservice("com.sun.star.text.TextField.User") then
         oTextfieldMaster = oTextfield.TextfieldMaster
	       if oTextfieldMaster.InstanceName =("com.sun.star.text.fieldmaster.User.Endereco") then
        	  oTextfieldMaster.Content = Dados.Endereco
	       elseif oTextfieldMaster.InstanceName =("com.sun.star.text.fieldmaster.User.Data") then 
	          oTextfieldMaster.Content = Dados.Data
	       elseif oTextfieldMaster.InstanceName =("com.sun.star.text.fieldmaster.User.Hora") then
	          oTextfieldMaster.Content = Dados.Hora
	       elseif oTextfieldMaster.InstanceName =("com.sun.star.text.fieldmaster.User.Bairro") then 
	          oTextfieldMaster.Content = Dados.Bairro
	       elseif oTextfieldMaster.InstanceName =("com.sun.star.text.fieldmaster.User.Periciando") then 
	          oTextfieldMaster.Content = Dados.Periciando
	       elseif oTextfieldMaster.InstanceName =("com.sun.star.text.fieldmaster.User.Inscricao") then 
	          oTextfieldMaster.Content = Dados.NIT
	       elseif oTextfieldMaster.InstanceName =("com.sun.star.text.fieldmaster.User.Processo") then 
	          oTextfieldMaster.Content = Dados.Processo
	       elseif oTextfieldMaster.InstanceName =("com.sun.star.text.fieldmaster.User.LocalTrabalho") then
	       	  LocalTrabalho = Replace(Dados.APSEmitente, "APS", "Agência da Previdência Social")
	       	  LocalTrabalho = Replace(LocalTrabalho, "BH", "Belo Horizonte")
	       	  LocalTrabalho = Replace(LocalTrabalho, "APSADJ", "Agência da Previdência Social de Atendimento a Demandas Judiciais")
	       	  LocalTrabalho = Replace(LocalTrabalho, "APSAI", "Agência da Previdência Social de Acordo Internacionais")
	       	  LocalTrabalho = Replace(LocalTrabalho, "SST", "Serviço de Saúde do Trabalhador")
	          oTextfieldMaster.Content = LocalTrabalho
	       elseif oTextfieldMaster.InstanceName =("com.sun.star.text.fieldmaster.User.EnderecoEmissor") then
	          EnderecoEmitente = Dados.APSEmitente &amp; " - " &amp; Dados.APSEndereco
	          oTextfieldMaster.Content = EnderecoEmitente
	       end if
       end if
    wend
End Sub

Sub Imprimir
   GlobalScope.BasicLibraries.LoadLibrary("Tools")
   DispatchSlot(5504)
End Sub

Sub PreencherListBox(Lista() as String, ListBox as Object, SelectedID as Integer)
	Dim i, j as Integer

	for i = LBound(Lista) to UBound(Lista)
		j = ListBox.getItemCount()
		ListBox.addItem(Lista(i), j)
	Next i
	ListBox.selectItemPos(SelectedID, True)
End Sub

Sub Main
	Dim APSNome(9) as String
	Dim APSRua(9) as String
	Dim APSBairro(9) as String
	Dim APSCEP(9) as String
	Dim ListBox as Object
	Dim varAPSID as Integer
	Dim varData as Date
	Dim varDados as DadosPericia

	InicializarArrays(APSNome, APSRua, APSBairro, APSCEP)
	DialogLibraries.LoadLibrary("Standard")
	Dlg = CreateUnoDialog(DialogLibraries.Standard.Dados_Pericia)
	ListBox = Dlg.GetControl("ListaAPS")
	PreencherListBox(APSNome, ListBox, 6)
	ListBox = Dlg.GetControl("ListaLocais")
	PreencherListBox(APSNome, ListBox, 6)
	Select Case Dlg.Execute()
	Case 1
		varAPSID = Dlg.GetControl("ListaAPS").getSelectedItemPos()
		varDados.APSEmitente = APSNome(varAPSID)
		varDados.APSEndereco = APSRua(varAPSID) &amp; ", " &amp; APSBairro(varAPSID) &amp; " - CEP: " &amp; APSCEP(varAPSID) 
		varDados.Nit = Dlg.GetControl("editNIT").Text()
		varDados.Processo = Dlg.GetControl("editProcesso").Text()
		varDados.Periciando = Dlg.GetControl("editNome").Text()
		varDados.Data = CDateFromUnoDate(Dlg.GetControl("DataPericia").getDate)
		varData = CDateFromUnoTime(Dlg.GetControl("HoraPericia").getTime)
		varDados.Hora = Format(Hour(varData), "00") &amp; ":" &amp; Format(Minute(varData), "00")
		varAPSID = Dlg.GetControl("ListaLocais").getSelectedItemPos()
		varDados.Endereco = UCase(APSRua(varAPSID))
		varDados.Bairro = UCase(APSBairro(varAPSID))
		if Dlg.GetControl("checNaoImprimir").State = 0 then
			bImprimir = true
		else
			bImprimir = false
		endif
		AlterarDocumento(varDados)
		if bImprimir then
			Imprimir()
		endif
	Case 0
		thisComponent.CurrentController.Frame.close(true)
		thisComponent.close(true)
	End Selec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elecDad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ados_Pericia.xml><?xml version="1.0" encoding="utf-8"?>
<!DOCTYPE window  PUBLIC '-//OpenOffice.org//DTD OfficeDocument 1.0//EN'  'dialog.dtd'>
<dlg:window xmlns:dlg="http://openoffice.org/2000/dialog" xmlns:script="http://openoffice.org/2000/script" dlg:id="Dados_Pericia" dlg:left="94" dlg:top="6" dlg:width="153" dlg:height="269" dlg:closeable="true" dlg:moveable="true" dlg:title="Criar uma carta de marcação de perícia">
  <dlg:styles>
    <dlg:style dlg:style-id="0" dlg:font-weight="150"/>
  </dlg:styles>
  <dlg:bulletinboard>
    <dlg:titledbox dlg:style-id="0" dlg:id="Grupo_DadosSegurado" dlg:tab-index="12" dlg:left="4" dlg:top="106" dlg:width="146" dlg:height="62">
      <dlg:title dlg:value="Dados da Perícia"/>
    </dlg:titledbox>
    <dlg:text dlg:id="Label1" dlg:tab-index="13" dlg:left="11" dlg:top="138" dlg:width="19" dlg:height="9" dlg:value="Dia:"/>
    <dlg:text dlg:id="Label2" dlg:tab-index="14" dlg:left="86" dlg:top="138" dlg:width="31" dlg:height="9" dlg:value="Hora:"/>
    <dlg:titledbox dlg:style-id="0" dlg:id="FrameControl1" dlg:tab-index="15" dlg:left="4" dlg:top="172" dlg:width="146" dlg:height="54">
      <dlg:title dlg:value="Local da Perícia"/>
    </dlg:titledbox>
    <dlg:button dlg:id="btoOK" dlg:tab-index="9" dlg:left="55" dlg:top="244" dlg:width="45" dlg:height="16" dlg:default="true" dlg:value="OK" dlg:button-type="ok"/>
    <dlg:button dlg:id="btoCancelar" dlg:tab-index="10" dlg:left="104" dlg:top="244" dlg:width="45" dlg:height="16" dlg:default="true" dlg:value="Cancelar" dlg:button-type="cancel"/>
    <dlg:datefield dlg:id="DataPericia" dlg:tab-index="5" dlg:left="10" dlg:top="148" dlg:width="67" dlg:height="14" dlg:strict-format="true" dlg:date-format="system_short_YYYY" dlg:value="20160101" dlg:value-min="19900101" dlg:dropdown="true"/>
    <dlg:timefield dlg:id="HoraPericia" dlg:tab-index="6" dlg:left="85" dlg:top="148" dlg:width="60" dlg:height="14" dlg:strict-format="true" dlg:value="7000000" dlg:spin="true"/>
    <dlg:menulist dlg:id="ListaLocais" dlg:tab-index="7" dlg:left="10" dlg:top="182" dlg:width="135" dlg:height="38">
      <dlg:menupopup>
        <dlg:menuitem dlg:value="APS Barreiro"/>
        <dlg:menuitem dlg:value="APS Calafate"/>
        <dlg:menuitem dlg:value="APS Floresta"/>
        <dlg:menuitem dlg:value="APS Oeste"/>
        <dlg:menuitem dlg:value="APS Padre Eustáquio"/>
        <dlg:menuitem dlg:value="APS Santa Efigênia"/>
        <dlg:menuitem dlg:value="APS Sul" dlg:selected="true"/>
        <dlg:menuitem dlg:value="APS Venda Nova"/>
        <dlg:menuitem dlg:value="APS Betim"/>
        <dlg:menuitem dlg:value="APS Contagem"/>
      </dlg:menupopup>
    </dlg:menulist>
    <dlg:titledbox dlg:style-id="0" dlg:id="FrameControl2" dlg:tab-index="11" dlg:left="4" dlg:top="2" dlg:width="146" dlg:height="28">
      <dlg:title dlg:value="Seu local de trabalho"/>
    </dlg:titledbox>
    <dlg:menulist dlg:id="ListBox2" dlg:tab-index="4" dlg:left="10" dlg:top="117" dlg:width="135" dlg:height="14" dlg:page="1" dlg:spin="true">
      <dlg:menupopup>
        <dlg:menuitem dlg:value="Perícia Médica" dlg:selected="true"/>
      </dlg:menupopup>
    </dlg:menulist>
    <dlg:menulist dlg:id="ListaAPS" dlg:tab-index="0" dlg:left="10" dlg:top="12" dlg:width="135" dlg:height="14" dlg:page="1" dlg:spin="true"/>
    <dlg:titledbox dlg:style-id="0" dlg:id="FrameControl3" dlg:tab-index="16" dlg:left="3" dlg:top="32" dlg:width="146" dlg:height="71">
      <dlg:title dlg:value="Periciando"/>
    </dlg:titledbox>
    <dlg:text dlg:id="Label3" dlg:tab-index="17" dlg:left="10" dlg:top="42" dlg:width="19" dlg:height="9" dlg:value="Nome:"/>
    <dlg:text dlg:id="Label4" dlg:tab-index="18" dlg:left="10" dlg:top="73" dlg:width="19" dlg:height="9" dlg:value="NIT:"/>
    <dlg:text dlg:id="Label5" dlg:tab-index="19" dlg:left="70" dlg:top="73" dlg:width="39" dlg:height="9" dlg:value="Processo/NB:"/>
    <dlg:textfield dlg:id="editNome" dlg:tab-index="1" dlg:left="10" dlg:top="52" dlg:width="135" dlg:height="14"/>
    <dlg:formattedfield dlg:id="editNIT" dlg:tab-index="2" dlg:left="10" dlg:top="83" dlg:width="55" dlg:height="14" dlg:format-code="0&quot;.&quot;000&quot;.&quot;000&quot;.&quot;000&quot;-&quot;0" dlg:format-locale="en;US"/>
    <dlg:textfield dlg:id="editProcesso" dlg:tab-index="3" dlg:left="70" dlg:top="83" dlg:width="75" dlg:height="14"/>
    <dlg:checkbox dlg:id="checNaoImprimir" dlg:tab-index="8" dlg:left="4" dlg:top="230" dlg:width="131" dlg:height="8" dlg:value="Não imprimir documento diretamente" dlg:checked="fals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ados_Pericia"/>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